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a003" officeooo:paragraph-rsid="0016a003"/>
    </style:style>
    <style:style style:name="T1" style:family="text">
      <style:text-properties officeooo:rsid="0016a0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!</text:p>
      <text:p text:style-name="P1"/>
      <text:p text:style-name="P1">Me llamo Iñigo Martinez, soy un estudiante de doctorado apasionado de los datos y esta es mi entrada al reto de los contenedores de vidrio de Madrid:</text:p>
      <text:p text:style-name="Standard"><text:a xlink:type="simple" xlink:href="https://github.com/imartinezl/madrid-challenge" text:style-name="Internet_20_link" text:visited-style-name="Visited_20_Internet_20_Link"/></text:p>
      <text:p text:style-name="Standard"><text:a xlink:type="simple" xlink:href="https://github.com/imartinezl/madrid-challenge" text:style-name="Internet_20_link" text:visited-style-name="Visited_20_Internet_20_Link">https://github.com/imartinezl/madrid-challenge</text:a></text:p>
      <text:p text:style-name="Standard"/>
      <text:p text:style-name="Standard"><text:a xlink:type="simple" xlink:href="https://imartinezl.shinyapps.io/madrid-challenge/" text:style-name="Internet_20_link" text:visited-style-name="Visited_20_Internet_20_Link">https://imartinezl.shinyapps.io/madrid-challenge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23:10:15.201052003</meta:creation-date>
    <dc:date>2019-06-14T23:11:58.662673134</dc:date>
    <meta:editing-duration>PT1M29S</meta:editing-duration>
    <meta:editing-cycles>2</meta:editing-cycles>
    <meta:generator>LibreOffice/6.2.3.2$Linux_X86_64 LibreOffice_project/aecc05fe267cc68dde00352a451aa867b3b546ac</meta:generator>
    <meta:document-statistic meta:table-count="0" meta:image-count="0" meta:object-count="0" meta:page-count="1" meta:paragraph-count="4" meta:word-count="30" meta:character-count="249" meta:non-whitespace-character-count="223"/>
  </office:meta>
</office:document-meta>
</file>